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85cm" svg:y="1.039cm">
            <draw:object draw:notify-on-update-of-ranges="Sheet1.A4:Sheet1.A12 Sheet1.B4:Sheet1.B12 Sheet1.A4:Sheet1.A12 Sheet1.C4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image file</text:p>
          </table:table-cell>
          <table:table-cell office:value-type="string" calcext:value-type="string">
            <text:p>image sz</text:p>
          </table:table-cell>
          <table:table-cell office:value-type="string" calcext:value-type="string">
            <text:p>“5/3 compressed sz</text:p>
          </table:table-cell>
          <table:table-cell table:style-name="ce1" office:value-type="string" calcext:value-type="string">
            <text:p>“9/7 compressed sz</text:p>
          </table:table-cell>
        </table:table-row>
        <table:table-row table:style-name="ro1">
          <table:table-cell office:value-type="string" calcext:value-type="string">
            <text:p>distoration</text:p>
          </table:table-cell>
          <table:table-cell office:value-type="float" office:value="12583034" calcext:value-type="float">
            <text:p>12583034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Irreversible 0</text:p>
          </table:table-cell>
          <table:table-cell office:value-type="string" calcext:value-type="string">
            <text:p>Irreversible 1</text:p>
          </table:table-cell>
        </table:table-row>
        <table:table-row table:style-name="ro1">
          <table:table-cell/>
          <table:table-cell office:value-type="string" calcext:value-type="string">
            <text:p>Irreversible 0</text:p>
          </table:table-cell>
          <table:table-cell office:value-type="string" calcext:value-type="string">
            <text:p>Irreversible 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[Sheet1.B$2]/[Sheet1.D4]" office:value-type="float" office:value="1503.70865200765" calcext:value-type="float">
            <text:p>1503.7086520077</text:p>
          </table:table-cell>
          <table:table-cell table:formula="of:=[Sheet1.B$2]/[Sheet1.E4]" office:value-type="float" office:value="1535.45259304454" calcext:value-type="float">
            <text:p>1535.4525930445</text:p>
          </table:table-cell>
          <table:table-cell office:value-type="float" office:value="8368" calcext:value-type="float">
            <text:p>8368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[Sheet1.B$2]/[Sheet1.D5]" office:value-type="float" office:value="925.427226594102" calcext:value-type="float">
            <text:p>925.4272265941</text:p>
          </table:table-cell>
          <table:table-cell table:formula="of:=[Sheet1.B$2]/[Sheet1.E5]" office:value-type="float" office:value="974.899976756799" calcext:value-type="float">
            <text:p>974.8999767568</text:p>
          </table:table-cell>
          <table:table-cell office:value-type="float" office:value="13597" calcext:value-type="float">
            <text:p>13597</text:p>
          </table:table-cell>
          <table:table-cell office:value-type="float" office:value="12907" calcext:value-type="float">
            <text:p>129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[Sheet1.B$2]/[Sheet1.D6]" office:value-type="float" office:value="566.828866165143" calcext:value-type="float">
            <text:p>566.8288661651</text:p>
          </table:table-cell>
          <table:table-cell table:formula="of:=[Sheet1.B$2]/[Sheet1.E6]" office:value-type="float" office:value="607.729244143927" calcext:value-type="float">
            <text:p>607.7292441439</text:p>
          </table:table-cell>
          <table:table-cell office:value-type="float" office:value="22199" calcext:value-type="float">
            <text:p>22199</text:p>
          </table:table-cell>
          <table:table-cell office:value-type="float" office:value="20705" calcext:value-type="float">
            <text:p>207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 [Sheet1.B$2]/[Sheet1.D7]" office:value-type="float" office:value="189.40938991164" calcext:value-type="float">
            <text:p>189.4093899116</text:p>
          </table:table-cell>
          <table:table-cell table:formula="of:=[Sheet1.B$2]/[Sheet1.E7]" office:value-type="float" office:value="221.629837076178" calcext:value-type="float">
            <text:p>221.6298370762</text:p>
          </table:table-cell>
          <table:table-cell office:value-type="float" office:value="66433" calcext:value-type="float">
            <text:p>66433</text:p>
          </table:table-cell>
          <table:table-cell office:value-type="float" office:value="56775" calcext:value-type="float">
            <text:p>567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[Sheet1.B$2]/[Sheet1.D8]" office:value-type="float" office:value="44.0583965630132" calcext:value-type="float">
            <text:p>44.058396563</text:p>
          </table:table-cell>
          <table:table-cell table:formula="of:=[Sheet1.B$2]/[Sheet1.E8]" office:value-type="float" office:value="56.3601972579179" calcext:value-type="float">
            <text:p>56.3601972579</text:p>
          </table:table-cell>
          <table:table-cell office:value-type="float" office:value="285599" calcext:value-type="float">
            <text:p>285599</text:p>
          </table:table-cell>
          <table:table-cell office:value-type="float" office:value="223261" calcext:value-type="float">
            <text:p>2232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[Sheet1.B$2]/[Sheet1.D9]" office:value-type="float" office:value="15.9377967825573" calcext:value-type="float">
            <text:p>15.9377967826</text:p>
          </table:table-cell>
          <table:table-cell table:formula="of:=[Sheet1.B$2]/[Sheet1.E9]" office:value-type="float" office:value="24.0166778323017" calcext:value-type="float">
            <text:p>24.0166778323</text:p>
          </table:table-cell>
          <table:table-cell office:value-type="float" office:value="789509" calcext:value-type="float">
            <text:p>789509</text:p>
          </table:table-cell>
          <table:table-cell office:value-type="float" office:value="523929" calcext:value-type="float">
            <text:p>5239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 [Sheet1.B$2]/[Sheet1.D10]" office:value-type="float" office:value="8.60790984259806" calcext:value-type="float">
            <text:p>8.6079098426</text:p>
          </table:table-cell>
          <table:table-cell table:formula="of:=[Sheet1.B$2]/[Sheet1.E10]" office:value-type="float" office:value="16.856649872132" calcext:value-type="float">
            <text:p>16.8566498721</text:p>
          </table:table-cell>
          <table:table-cell office:value-type="float" office:value="1461799" calcext:value-type="float">
            <text:p>1461799</text:p>
          </table:table-cell>
          <table:table-cell office:value-type="float" office:value="746473" calcext:value-type="float">
            <text:p>7464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[Sheet1.B$2]/[Sheet1.D11]" office:value-type="float" office:value="6.03687844859888" calcext:value-type="float">
            <text:p>6.0368784486</text:p>
          </table:table-cell>
          <table:table-cell table:formula="of:=[Sheet1.B$2]/[Sheet1.E11]" office:value-type="float" office:value="12.7533033530668" calcext:value-type="float">
            <text:p>12.7533033531</text:p>
          </table:table-cell>
          <table:table-cell office:value-type="float" office:value="2084361" calcext:value-type="float">
            <text:p>2084361</text:p>
          </table:table-cell>
          <table:table-cell office:value-type="float" office:value="986649" calcext:value-type="float">
            <text:p>9866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[Sheet1.B$2]/[Sheet1.D12]" office:value-type="float" office:value="5.54542449728613" calcext:value-type="float">
            <text:p>5.5454244973</text:p>
          </table:table-cell>
          <table:table-cell table:formula="of:=[Sheet1.B$2]/[Sheet1.E12]" office:value-type="float" office:value="11.771187003552" calcext:value-type="float">
            <text:p>11.7711870036</text:p>
          </table:table-cell>
          <table:table-cell office:value-type="float" office:value="2269084" calcext:value-type="float">
            <text:p>2269084</text:p>
          </table:table-cell>
          <table:table-cell office:value-type="float" office:value="1068969" calcext:value-type="float">
            <text:p>106896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mage file</text:p>
          </table:table-cell>
          <table:table-cell office:value-type="string" calcext:value-type="string">
            <text:p>image sz</text:p>
          </table:table-cell>
          <table:table-cell office:value-type="string" calcext:value-type="string">
            <text:p>“5/3 compressed sz</text:p>
          </table:table-cell>
          <table:table-cell table:style-name="ce1" office:value-type="string" calcext:value-type="string">
            <text:p>“9/7 compressed sz</text:p>
          </table:table-cell>
        </table:table-row>
        <table:table-row table:style-name="ro1">
          <table:table-cell office:value-type="string" calcext:value-type="string">
            <text:p>distoration</text:p>
          </table:table-cell>
          <table:table-cell office:value-type="float" office:value="3145850" calcext:value-type="float">
            <text:p>3145850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Irreversible 0</text:p>
          </table:table-cell>
          <table:table-cell office:value-type="string" calcext:value-type="string">
            <text:p>Irreversible 1</text:p>
          </table:table-cell>
        </table:table-row>
        <table:table-row table:style-name="ro1">
          <table:table-cell/>
          <table:table-cell office:value-type="string" calcext:value-type="string">
            <text:p>Irreversible 0</text:p>
          </table:table-cell>
          <table:table-cell office:value-type="string" calcext:value-type="string">
            <text:p>Irreversible 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[Sheet1.B$16]/[Sheet1.D18]" office:value-type="float" office:value="356.793694000227" calcext:value-type="float">
            <text:p>356.7936940002</text:p>
          </table:table-cell>
          <table:table-cell table:formula="of:=[Sheet1.B$2]/[Sheet1.E18]" office:value-type="float" office:value="12583034" calcext:value-type="float">
            <text:p>12583034</text:p>
          </table:table-cell>
          <table:table-cell office:value-type="float" office:value="8817" calcext:value-type="float">
            <text:p>8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[Sheet1.B$16]/[Sheet1.D19]" office:value-type="float" office:value="217.404975812025" calcext:value-type="float">
            <text:p>217.404975812</text:p>
          </table:table-cell>
          <table:table-cell table:formula="of:=[Sheet1.B$2]/[Sheet1.E19]" office:value-type="float" office:value="12583034" calcext:value-type="float">
            <text:p>12583034</text:p>
          </table:table-cell>
          <table:table-cell office:value-type="float" office:value="14470" calcext:value-type="float">
            <text:p>14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[Sheet1.B$16]/[Sheet1.D20]" office:value-type="float" office:value="127.022934668497" calcext:value-type="float">
            <text:p>127.0229346685</text:p>
          </table:table-cell>
          <table:table-cell table:formula="of:=[Sheet1.B$2]/[Sheet1.E20]" office:value-type="float" office:value="12583034" calcext:value-type="float">
            <text:p>12583034</text:p>
          </table:table-cell>
          <table:table-cell office:value-type="float" office:value="24766" calcext:value-type="float">
            <text:p>24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 [Sheet1.B$16]/[Sheet1.D21]" office:value-type="float" office:value="41.7232552587602" calcext:value-type="float">
            <text:p>41.7232552588</text:p>
          </table:table-cell>
          <table:table-cell table:formula="of:=[Sheet1.B$2]/[Sheet1.E21]" office:value-type="float" office:value="12583034" calcext:value-type="float">
            <text:p>12583034</text:p>
          </table:table-cell>
          <table:table-cell office:value-type="float" office:value="75398" calcext:value-type="float">
            <text:p>75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[Sheet1.B$16]/[Sheet1.D22]" office:value-type="float" office:value="11.5497865060046" calcext:value-type="float">
            <text:p>11.549786506</text:p>
          </table:table-cell>
          <table:table-cell table:formula="of:=[Sheet1.B$2]/[Sheet1.E22]" office:value-type="float" office:value="12583034" calcext:value-type="float">
            <text:p>12583034</text:p>
          </table:table-cell>
          <table:table-cell office:value-type="float" office:value="272373" calcext:value-type="float">
            <text:p>272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[Sheet1.B$16]/[Sheet1.D23]" office:value-type="float" office:value="5.21673880238131" calcext:value-type="float">
            <text:p>5.2167388024</text:p>
          </table:table-cell>
          <table:table-cell table:formula="of:=[Sheet1.B$2]/[Sheet1.E23]" office:value-type="float" office:value="12583034" calcext:value-type="float">
            <text:p>12583034</text:p>
          </table:table-cell>
          <table:table-cell office:value-type="float" office:value="603030" calcext:value-type="float">
            <text:p>603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 [Sheet1.B$16]/[Sheet1.D24]" office:value-type="float" office:value="3.80790353173868" calcext:value-type="float">
            <text:p>3.8079035317</text:p>
          </table:table-cell>
          <table:table-cell table:formula="of:=[Sheet1.B$2]/[Sheet1.E24]" office:value-type="float" office:value="12583034" calcext:value-type="float">
            <text:p>12583034</text:p>
          </table:table-cell>
          <table:table-cell office:value-type="float" office:value="826137" calcext:value-type="float">
            <text:p>826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[Sheet1.B$16]/[Sheet1.D25]" office:value-type="float" office:value="3.28156229006805" calcext:value-type="float">
            <text:p>3.2815622901</text:p>
          </table:table-cell>
          <table:table-cell table:formula="of:=[Sheet1.B$2]/[Sheet1.E25]" office:value-type="float" office:value="12583034" calcext:value-type="float">
            <text:p>12583034</text:p>
          </table:table-cell>
          <table:table-cell office:value-type="float" office:value="958644" calcext:value-type="float">
            <text:p>958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[Sheet1.B$16]/[Sheet1.D26]" office:value-type="float" office:value="3.1249410196376" calcext:value-type="float">
            <text:p>3.1249410196</text:p>
          </table:table-cell>
          <table:table-cell table:formula="of:=[Sheet1.B$2]/[Sheet1.E26]" office:value-type="float" office:value="12583034" calcext:value-type="float">
            <text:p>12583034</text:p>
          </table:table-cell>
          <table:table-cell office:value-type="float" office:value="1006691" calcext:value-type="float">
            <text:p>100669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3:03:16.592340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9:59:04.345533940</meta:creation-date>
    <dc:date>2017-03-27T13:35:25.094583468</dc:date>
    <meta:editing-duration>PT50M49S</meta:editing-duration>
    <meta:editing-cycles>13</meta:editing-cycles>
    <meta:generator>LibreOffice/4.3.3.2$Linux_ARM_EABI LibreOffice_project/430m0$Build-2</meta:generator>
    <meta:document-statistic meta:table-count="1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4:Sheet1.C12" svg:x="1.331cm" svg:y="0.18cm" svg:width="11.497cm" svg:height="7.659cm">
          <chartooo:coordinate-region svg:x="2.323cm" svg:y="0.379cm" svg:width="10.318cm" svg:height="6.813cm"/>
          <chart:axis chart:dimension="x" chart:name="primary-x" chart:style-name="ch4">
            <chart:title svg:x="6.202cm" svg:y="8.019cm" chart:style-name="ch5">
              <text:p>distroration</text:p>
            </chart:title>
          </chart:axis>
          <chart:axis chart:dimension="y" chart:name="primary-y" chart:style-name="ch4">
            <chart:title svg:x="0.451cm" svg:y="5.164cm" chart:style-name="ch6">
              <text:p>compress ratio</text:p>
            </chart:title>
            <chart:grid chart:style-name="ch7" chart:class="major"/>
          </chart:axis>
          <chart:series chart:style-name="ch8" chart:values-cell-range-address="Sheet1.B4:Sheet1.B12" chart:class="chart:scatter">
            <chart:domain table:cell-range-address="Sheet1.A4:Sheet1.A12"/>
            <chart:data-point chart:repeated="9"/>
          </chart:series>
          <chart:series chart:style-name="ch9" chart:values-cell-range-address="Sheet1.C4:Sheet1.C1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4:Sheet1.A12</svg:desc>
                </draw:g>
              </table:table-cell>
              <table:table-cell office:value-type="float" office:value="1503.70865200765">
                <text:p>1503.70865200765</text:p>
                <draw:g>
                  <svg:desc>Sheet1.B4:Sheet1.B12</svg:desc>
                </draw:g>
              </table:table-cell>
              <table:table-cell office:value-type="float" office:value="1535.45259304454">
                <text:p>1535.45259304454</text:p>
                <draw:g>
                  <svg:desc>Sheet1.C4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25.427226594102">
                <text:p>925.427226594102</text:p>
              </table:table-cell>
              <table:table-cell office:value-type="float" office:value="974.899976756799">
                <text:p>974.899976756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566.828866165143">
                <text:p>566.828866165143</text:p>
              </table:table-cell>
              <table:table-cell office:value-type="float" office:value="607.729244143927">
                <text:p>607.729244143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189.40938991164">
                <text:p>189.40938991164</text:p>
              </table:table-cell>
              <table:table-cell office:value-type="float" office:value="221.629837076178">
                <text:p>221.629837076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44.0583965630132">
                <text:p>44.0583965630132</text:p>
              </table:table-cell>
              <table:table-cell office:value-type="float" office:value="56.3601972579179">
                <text:p>56.3601972579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5.9377967825573">
                <text:p>15.9377967825573</text:p>
              </table:table-cell>
              <table:table-cell office:value-type="float" office:value="24.0166778323017">
                <text:p>24.0166778323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8.60790984259806">
                <text:p>8.60790984259806</text:p>
              </table:table-cell>
              <table:table-cell office:value-type="float" office:value="16.856649872132">
                <text:p>16.856649872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6.03687844859888">
                <text:p>6.03687844859888</text:p>
              </table:table-cell>
              <table:table-cell office:value-type="float" office:value="12.7533033530668">
                <text:p>12.7533033530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5.54542449728613">
                <text:p>5.54542449728613</text:p>
              </table:table-cell>
              <table:table-cell office:value-type="float" office:value="11.771187003552">
                <text:p>11.771187003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